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actérisation de la valeur d'adhérence</text:p>
          </table:table-cell>
          <table:table-cell office:value-type="string" calcext:value-type="string">
            <text:p>l est une valeur d'adhérence de la suite \(\iff \forall \varepsilon &gt;0,\forall m\in\mathbb{N},\exists n\geq m, |u_n-l|\leq \varepsilon\).</text:p>
          </table:table-cell>
        </table:table-row>
        <table:table-row table:style-name="ro1">
          <table:table-cell office:value-type="string" calcext:value-type="string">
            <text:p>Suite bornée et valeur d’adhérence</text:p>
          </table:table-cell>
          <table:table-cell office:value-type="string" calcext:value-type="string">
            <text:p>Soit \(u_n\) une suite bornée avec une unique valeur d'adhérence. Alors cette suite converge vers cette valeur d'adhérence</text:p>
          </table:table-cell>
        </table:table-row>
        <table:table-row table:style-name="ro1">
          <table:table-cell office:value-type="string" calcext:value-type="string">
            <text:p>Continuité</text:p>
          </table:table-cell>
          <table:table-cell office:value-type="string" calcext:value-type="string">
            <text:p>une fonction est continue si \(\forall x\in I,\forall \varepsilon&gt;0,\exists \delta&gt;0,\forall y\in I, (|x-y|)&lt;\delta \Rightarrow (|f(x)-f(y)|)&lt;\varepsilon\)</text:p>
          </table:table-cell>
        </table:table-row>
        <table:table-row table:style-name="ro1">
          <table:table-cell office:value-type="string" calcext:value-type="string">
            <text:p>Critère séquentiel de la continuité</text:p>
          </table:table-cell>
          <table:table-cell office:value-type="string" calcext:value-type="string">
            <text:p>f est continue en un point \(x\in I \iff \forall (x_n)_n \subset I\) qui converge vers \(x\), \((f(x_n))_n\) converge vers \(f(x)\).</text:p>
          </table:table-cell>
        </table:table-row>
        <table:table-row table:style-name="ro1">
          <table:table-cell office:value-type="string" calcext:value-type="string">
            <text:p>Fonction continue sur un segment</text:p>
          </table:table-cell>
          <table:table-cell office:value-type="string" calcext:value-type="string">
            <text:p>Toute fonction continue sur un segment \(I=[a,b]\) avec \(a,b\in\mathbb{R}, a&lt;b\) est bornée et atteint ses bornes sur I.</text:p>
          </table:table-cell>
        </table:table-row>
        <table:table-row table:style-name="ro1">
          <table:table-cell office:value-type="string" calcext:value-type="string">
            <text:p>Image d’un segment</text:p>
          </table:table-cell>
          <table:table-cell office:value-type="string" calcext:value-type="string">
            <text:p><text:s/>L'image d'un segment <text:s/>(intervalle borné et fermé) par une fonction continue est un segment.</text:p>
          </table:table-cell>
        </table:table-row>
        <table:table-row table:style-name="ro1">
          <table:table-cell office:value-type="string" calcext:value-type="string">
            <text:p>Continuité uniforme</text:p>
          </table:table-cell>
          <table:table-cell office:value-type="string" calcext:value-type="string">
            <text:p>Une fonction est uniformément continue sur I \(\iff \forall \varepsilon&gt;0,\exists \delta &gt;0, \forall x\in I, \forall y\in I, (|x-y|)&lt;\delta \Rightarrow (|f(x)-f(y)|)&lt;\varepsilon \)</text:p>
          </table:table-cell>
        </table:table-row>
        <table:table-row table:style-name="ro1">
          <table:table-cell office:value-type="string" calcext:value-type="string">
            <text:p>Fonction lipschtzienne</text:p>
          </table:table-cell>
          <table:table-cell office:value-type="string" calcext:value-type="string">
            <text:p>Une fonction <text:s/>est lipschitzienne \(\iff \exists k\in\mathbb{R}⁺,\forall x,y\in I |f(x)-f(y)| \leq k|x-y|\)</text:p>
          </table:table-cell>
        </table:table-row>
        <table:table-row table:style-name="ro1">
          <table:table-cell office:value-type="string" calcext:value-type="string">
            <text:p>Fonction lipschtzienne et continuité</text:p>
          </table:table-cell>
          <table:table-cell office:value-type="string" calcext:value-type="string">
            <text:p>Toute fonction lipschitzienne sur I est uniformément continue sur I.</text:p>
          </table:table-cell>
        </table:table-row>
        <table:table-row table:style-name="ro1">
          <table:table-cell office:value-type="string" calcext:value-type="string">
            <text:p>Théorème de Heine</text:p>
          </table:table-cell>
          <table:table-cell office:value-type="string" calcext:value-type="string">
            <text:p><text:s/>Toute fonction continue sur un segment I est uniformément continue sur I.</text:p>
          </table:table-cell>
        </table:table-row>
        <table:table-row table:style-name="ro1">
          <table:table-cell office:value-type="string" calcext:value-type="string">
            <text:p>Suite de Cauchy</text:p>
          </table:table-cell>
          <table:table-cell office:value-type="string" calcext:value-type="string">
            <text:p>Une suite est de cachy si \(\forall \varepsilon&gt;0,\exists N\in\mathbb{N},\forall p,q \in\mathbb{N}, (p\geq N,q\geq N \Rightarrow |u_p-u_q|\leq \varepsilon)\)</text:p>
          </table:table-cell>
        </table:table-row>
        <table:table-row table:style-name="ro1">
          <table:table-cell office:value-type="string" calcext:value-type="string">
            <text:p>Propriétés des suites Cauchy (3)</text:p>
          </table:table-cell>
          <table:table-cell office:value-type="string" calcext:value-type="string">
            <text:p>1. Toute suite convergente est de Cauchy 2. Toute suite de Cauchy est bornée 3. Une suite de Cauchy ademttant une valeur d'adhérence est convergente.</text:p>
          </table:table-cell>
        </table:table-row>
        <table:table-row table:style-name="ro1">
          <table:table-cell office:value-type="string" calcext:value-type="string">
            <text:p>Conséquence des propriétés des suites de Cauchy</text:p>
          </table:table-cell>
          <table:table-cell office:value-type="string" calcext:value-type="string">
            <text:p>Toute suite de Cauchy conver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9:13:21.242069302</meta:creation-date>
    <dc:date>2025-02-07T09:17:57.807413087</dc:date>
    <meta:editing-duration>PT4M39S</meta:editing-duration>
    <meta:editing-cycles>1</meta:editing-cycles>
    <meta:document-statistic meta:table-count="1" meta:cell-count="26" meta:object-count="0"/>
    <meta:generator>LibreOffice/24.2.7.2$Linux_X86_64 LibreOffice_project/420$Build-2</meta:generator>
  </office:meta>
</office:document-meta>
</file>